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66ed" officeooo:paragraph-rsid="001166ed"/>
    </style:style>
    <style:style style:name="P2" style:family="paragraph" style:parent-style-name="Standard">
      <style:text-properties officeooo:rsid="001391f0" officeooo:paragraph-rsid="001391f0"/>
    </style:style>
    <style:style style:name="P3" style:family="paragraph" style:parent-style-name="Standard" style:list-style-name="L1">
      <style:text-properties officeooo:rsid="001166ed" officeooo:paragraph-rsid="001166ed"/>
    </style:style>
    <style:style style:name="P4" style:family="paragraph" style:parent-style-name="Standard" style:list-style-name="L1">
      <style:text-properties officeooo:rsid="001166ed" officeooo:paragraph-rsid="0013dbff"/>
    </style:style>
    <style:style style:name="P5" style:family="paragraph" style:parent-style-name="Standard" style:list-style-name="L1">
      <style:text-properties officeooo:rsid="001282e6" officeooo:paragraph-rsid="001282e6"/>
    </style:style>
    <style:style style:name="P6" style:family="paragraph" style:parent-style-name="Standard" style:list-style-name="L1">
      <style:text-properties officeooo:rsid="001391f0" officeooo:paragraph-rsid="001391f0"/>
    </style:style>
    <style:style style:name="P7" style:family="paragraph" style:parent-style-name="Standard" style:list-style-name="L1">
      <style:text-properties officeooo:rsid="001391f0" officeooo:paragraph-rsid="0013dbff"/>
    </style:style>
    <style:style style:name="P8" style:family="paragraph" style:parent-style-name="Standard" style:list-style-name="L1">
      <style:text-properties officeooo:rsid="001391f0" officeooo:paragraph-rsid="001282e6"/>
    </style:style>
    <style:style style:name="P9" style:family="paragraph" style:parent-style-name="Standard" style:list-style-name="L1">
      <style:text-properties officeooo:rsid="0013dbff" officeooo:paragraph-rsid="0013dbff"/>
    </style:style>
    <style:style style:name="P10" style:family="paragraph" style:parent-style-name="Standard" style:list-style-name="L1">
      <style:paragraph-properties fo:margin-left="0in" fo:margin-right="0in" fo:text-indent="0in" style:auto-text-indent="false"/>
      <style:text-properties officeooo:rsid="001391f0" officeooo:paragraph-rsid="001391f0"/>
    </style:style>
    <style:style style:name="T1" style:family="text">
      <style:text-properties officeooo:rsid="001391f0"/>
    </style:style>
    <style:style style:name="T2" style:family="text">
      <style:text-properties officeooo:rsid="0013dbff"/>
    </style:style>
    <style:style style:name="T3" style:family="text">
      <style:text-properties officeooo:rsid="00149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Project Search Items </text:p>
      <text:list xml:id="list8921372881481315108" text:style-name="L1">
        <text:list-item>
          <text:p text:style-name="P3">Students </text:p>
          <text:list>
            <text:list-item>
              <text:p text:style-name="P3">Last Name <text:s/></text:p>
            </text:list-item>
            <text:list-item>
              <text:p text:style-name="P4">Cohort type </text:p>
            </text:list-item>
            <text:list-item>
              <text:p text:style-name="P4"><text:span text:style-name="T2">Cohort</text:span> name</text:p>
            </text:list-item>
            <text:list-item>
              <text:p text:style-name="P4"><text:span text:style-name="T2">Cohort date</text:span> <text:s/></text:p>
            </text:list-item>
            <text:list-item>
              <text:p text:style-name="P3">Employer_ID</text:p>
            </text:list-item>
            <text:list-item>
              <text:p text:style-name="P3">Housing </text:p>
            </text:list-item>
            <text:list-item>
              <text:p text:style-name="P3">Status </text:p>
            </text:list-item>
            <text:list-item>
              <text:p text:style-name="P3">Has bio</text:p>
            </text:list-item>
            <text:list-item>
              <text:p text:style-name="P3">Has resume </text:p>
            </text:list-item>
          </text:list>
        </text:list-item>
        <text:list-item>
          <text:p text:style-name="P3">Cohorts </text:p>
          <text:list>
            <text:list-item>
              <text:p text:style-name="P5"><text:span text:style-name="T1">Date</text:span> </text:p>
            </text:list-item>
            <text:list-item>
              <text:p text:style-name="P6">Type</text:p>
            </text:list-item>
            <text:list-item>
              <text:p text:style-name="P9">Name</text:p>
            </text:list-item>
          </text:list>
        </text:list-item>
        <text:list-item>
          <text:p text:style-name="P3">Employers </text:p>
          <text:list>
            <text:list-item>
              <text:p text:style-name="P6">Name </text:p>
            </text:list-item>
            <text:list-item>
              <text:p text:style-name="P6">Tier </text:p>
            </text:list-item>
            <text:list-item>
              <text:p text:style-name="P6">Status</text:p>
            </text:list-item>
            <text:list-item>
              <text:p text:style-name="P9">City ?? - <text:span text:style-name="T3">Maybe, need to discuss further with the Erics </text:span><text:s/></text:p>
            </text:list-item>
            <text:list-item>
              <text:p text:style-name="P7"><text:span text:style-name="T2">State</text:span> ?? -<text:span text:style-name="T3">Maybe</text:span></text:p>
            </text:list-item>
          </text:list>
        </text:list-item>
        <text:list-item>
          <text:p text:style-name="P8">Follow-ups</text:p>
          <text:list>
            <text:list-item>
              <text:p text:style-name="P6">user_ID</text:p>
            </text:list-item>
            <text:list-item>
              <text:p text:style-name="P9">cohort_ID</text:p>
            </text:list-item>
            <text:list-item>
              <text:p text:style-name="P6">employer_id</text:p>
            </text:list-item>
            <text:list-item>
              <text:p text:style-name="P6">student_ID</text:p>
            </text:list-item>
            <text:list-item>
              <text:p text:style-name="P6">due_date</text:p>
              <text:p text:style-name="P10"/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55.626539611</meta:creation-date>
    <dc:date>2014-02-22T15:21:40.909492149</dc:date>
    <meta:editing-duration>PT3H53M52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75" meta:character-count="328" meta:non-whitespace-character-count="290"/>
  </office:meta>
</office:document-meta>
</file>